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5f0a5" officeooo:paragraph-rsid="0005f0a5"/>
    </style:style>
    <style:style style:name="P2" style:family="paragraph" style:parent-style-name="Standard">
      <style:paragraph-properties fo:text-align="start" style:justify-single-word="false"/>
      <style:text-properties officeooo:rsid="0005f0a5" officeooo:paragraph-rsid="0005f0a5"/>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f0a5" officeooo:paragraph-rsid="0005f0a5"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05f0a5" officeooo:paragraph-rsid="0005f0a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7d350" officeooo:paragraph-rsid="0007d350"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92c82" officeooo:paragraph-rsid="00092c82"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7d350" officeooo:paragraph-rsid="0007d350" style:font-weight-asian="bold" style:font-weight-complex="bold"/>
    </style:style>
    <style:style style:name="P8"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07d350" officeooo:paragraph-rsid="0007d350" style:font-weight-asian="bold" style:font-weight-complex="bold"/>
    </style:style>
    <style:style style:name="T1" style:family="text">
      <style:text-properties officeooo:rsid="000ab383"/>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4</text:p>
      <text:p text:style-name="P2"/>
      <text:p text:style-name="P3">Choice Quantity:</text:p>
      <text:p text:style-name="P4">For my own-choice quantity I chose mold destruction as a percentage of the crop. If the temperature was warmer and the precipitation higher, the damage factor from the grain mold was higher. If the precipitation and temperature were lower, the damage factor was smaller. I chose to make the factor 2 distinct values because I didn't want to decimate the grain height (thereby decimating the deer population).</text:p>
      <text:p text:style-name="P3"/>
      <text:p text:style-name="P4">This change involved setting the mold factor to 20% if the precipitation was greater than 6 inches and the temperature greater than 45 degrees Fahrenheit. If these conditions were not met, the mold factor was set to 10%. This quantity also involved the grainGrowthfunc to modify the height of the grain (subtract height * factor), and to keep track of what this loss amount was.</text:p>
      <text:p text:style-name="P4"/>
      <text:p text:style-name="P7">Table:</text:p>
      <text:p text:style-name="P7"/>
      <text:p text:style-name="P7"><draw:frame draw:style-name="fr1" draw:name="Object1" text:anchor-type="paragraph" svg:width="5.1717in" svg:height="11in" draw:z-index="0"><draw:object xlink:href="./Object 1" xlink:type="simple" xlink:show="embed" xlink:actuate="onLoad"/><draw:image xlink:href="./ObjectReplacements/Object 1" xlink:type="simple" xlink:show="embed" xlink:actuate="onLoad"/></draw:frame><text:soft-page-break/></text:p>
      <text:p text:style-name="P8">Graph:</text:p>
      <text:p text:style-name="P7"/>
      <text:p text:style-name="P7"><draw:frame draw:style-name="fr2" draw:name="Object2" text:anchor-type="paragraph" svg:width="6.2992in" svg:height="7.4598in" draw:z-index="1"><draw:object xlink:href="./Object 2" xlink:type="simple" xlink:show="embed" xlink:actuate="onLoad"/><draw:image xlink:href="./ObjectReplacements/Object 2" xlink:type="simple" xlink:show="embed" xlink:actuate="onLoad"/></draw:frame></text:p>
      <text:p text:style-name="P7"/>
      <text:p text:style-name="P8">Patterns:</text:p>
      <text:p text:style-name="P5">Once noticeable pattern is that of my choice quantity, grain mold. The sinusoidal wave rises sharper during the beginning of the year, and then drops at a much slower rate towards the end of the year where as most of the value in the graph have a roughly symmetric sinusoidal wave. This can be attributed to the use of a differing factor based upon the temperature and precipitation.</text:p>
      <text:p text:style-name="P5"/>
      <text:p text:style-name="P5">The mold factor also adheres more closely the the period and offset of the height and precipitation plot than the period of the deer and temperature plot. However, there is still a slight difference from the height and precipitation period because the mold factor does depend upon the temperature as well.</text:p>
      <text:p text:style-name="P5"/>
      <text:p text:style-name="P6">The other pattern that stands out is how closely related the period of the grain height and the period of the precipitation are tied. There is only a slight horizontal offset between the two plots <text:span text:style-name="T1">and this offset is due to the fact that the deer feed off the grain as well as the mold which can be seen towards the last quarter of the y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24:08.242639272</meta:creation-date>
    <meta:generator>LibreOffice/4.2.3.3$Linux_X86_64 LibreOffice_project/420m0$Build-3</meta:generator>
    <dc:date>2014-05-12T20:53:21.848509871</dc:date>
    <meta:editing-duration>PT3M13S</meta:editing-duration>
    <meta:editing-cycles>4</meta:editing-cycles>
    <meta:document-statistic meta:table-count="0" meta:image-count="0" meta:object-count="2" meta:page-count="5" meta:paragraph-count="11" meta:word-count="327" meta:character-count="1880" meta:non-whitespace-character-count="15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in"/>
    </style:style>
    <style:style style:name="co3" style:family="table-column">
      <style:table-column-properties fo:break-before="auto" style:column-width="1.1098in"/>
    </style:style>
    <style:style style:name="co4" style:family="table-column">
      <style:table-column-properties fo:break-before="auto" style:column-width="0.9508in"/>
    </style:style>
    <style:style style:name="co5" style:family="table-column">
      <style:table-column-properties fo:break-before="auto" style:column-width="1.063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none" fo:border-left="none" fo:border-right="0.06pt solid #000000" fo:border-top="none"/>
      <style:text-properties style:text-position=""/>
    </style:style>
    <style:style style:name="ce11"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0.06pt solid #000000"/>
      <style:text-properties style:text-position=""/>
    </style:style>
    <style:style style:name="ce3" style:family="table-cell" style:parent-style-name="Default">
      <style:table-cell-properties fo:border-bottom="none" fo:border-left="0.06pt solid #000000" fo:border-right="none" fo:border-top="none"/>
      <style:text-properties style:text-position=""/>
    </style:style>
    <style:style style:name="ce4" style:family="table-cell" style:parent-style-name="Default">
      <style:table-cell-properties fo:border-bottom="0.06pt solid #000000" fo:border-left="0.06pt solid #000000" fo:border-right="none" fo:border-top="none"/>
      <style:text-properties style:text-position=""/>
    </style:style>
    <style:style style:name="ce5" style:family="table-cell" style:parent-style-name="Default">
      <style:table-cell-properties fo:border-bottom="0.06pt solid #000000" fo:border-left="none" fo:border-right="none" fo:border-top="0.06pt solid #000000"/>
      <style:text-properties style:text-position=""/>
    </style:style>
    <style:style style:name="ce6" style:family="table-cell" style:parent-style-name="Default">
      <style:table-cell-properties fo:border-bottom="none" fo:border-left="none" fo:border-right="none" fo:border-top="0.06pt solid #000000"/>
      <style:text-properties style:text-position=""/>
    </style:style>
    <style:style style:name="ce7" style:family="table-cell" style:parent-style-name="Default">
      <style:table-cell-properties fo:border-bottom="0.06pt solid #000000" fo:border-left="none" fo:border-right="none" fo:border-top="none"/>
      <style:text-properties style:text-position=""/>
    </style:style>
    <style:style style:name="ce8" style:family="table-cell" style:parent-style-name="Default">
      <style:table-cell-properties fo:border-bottom="0.06pt solid #000000" fo:border-left="none" fo:border-right="0.06pt solid #000000" fo:border-top="0.06pt solid #000000"/>
      <style:text-properties style:text-position=""/>
    </style:style>
    <style:style style:name="ce9" style:family="table-cell" style:parent-style-name="Default">
      <style:table-cell-properties fo:border-bottom="none" fo:border-left="none" fo:border-right="0.06pt solid #000000" fo:border-top="0.06pt solid #000000"/>
      <style:text-properties style:text-position=""/>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order-bottom="none" fo:border-left="0.06pt solid #000000" fo:border-right="none" fo:border-top="0.06pt solid #000000"/>
    </style:style>
    <style:style style:name="ce16" style:family="table-cell" style:parent-style-name="Default">
      <style:table-cell-properties fo:border-bottom="none" fo:border-left="0.06pt solid #000000" fo:border-right="none" fo:border-top="none"/>
    </style:style>
    <style:style style:name="ce17" style:family="table-cell" style:parent-style-name="Default">
      <style:table-cell-properties fo:border-bottom="0.06pt solid #000000" fo:border-left="0.06pt solid #000000" fo:border-right="none" fo:border-top="none"/>
    </style:style>
    <style:style style:name="ce18" style:family="table-cell" style:parent-style-name="Default">
      <style:table-cell-properties fo:border-bottom="0.06pt solid #000000" fo:border-left="none" fo:border-right="none" fo:border-top="0.06pt solid #000000"/>
    </style:style>
    <style:style style:name="ce19" style:family="table-cell" style:parent-style-name="Default">
      <style:table-cell-properties fo:border-bottom="none" fo:border-left="none" fo:border-right="none" fo:border-top="0.06pt solid #000000"/>
    </style:style>
    <style:style style:name="ce20" style:family="table-cell" style:parent-style-name="Default">
      <style:table-cell-properties fo:border-bottom="0.06pt solid #000000" fo:border-left="none" fo:border-right="none" fo:border-top="none"/>
    </style:style>
    <style:style style:name="ce21" style:family="table-cell" style:parent-style-name="Default">
      <style:table-cell-properties fo:border-bottom="0.06pt solid #000000" fo:border-left="none" fo:border-right="0.06pt solid #000000" fo:border-top="0.06pt solid #000000"/>
    </style:style>
    <style:style style:name="ce22" style:family="table-cell" style:parent-style-name="Default">
      <style:table-cell-properties fo:border-bottom="none" fo:border-left="none" fo:border-right="0.06pt solid #000000" fo:border-top="0.06pt solid #000000"/>
    </style:style>
    <style:style style:name="ce23" style:family="table-cell" style:parent-style-name="Default">
      <style:table-cell-properties fo:border-bottom="none" fo:border-left="none" fo:border-right="0.06pt solid #000000" fo:border-top="none"/>
    </style:style>
    <style:style style:name="ce24" style:family="table-cell" style:parent-style-name="Default">
      <style:table-cell-properties fo:border-bottom="0.06pt solid #000000" fo:border-left="none" fo:border-right="0.06pt solid #000000" fo:border-top="none"/>
    </style:style>
  </office:automatic-styles>
  <office:body>
    <office:spreadsheet>
      <table:table table:name="Sheet1" table:style-name="ta1">
        <table:table-column table:style-name="co1" table:number-columns-repeated="8" table:default-cell-style-name="Default"/>
        <table:table-column table:style-name="co1" table:default-cell-style-name="ce16"/>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ce23"/>
        <table:table-row table:style-name="ro1">
          <table:table-cell table:number-columns-repeated="8"/>
          <table:table-cell table:style-name="ce14" office:value-type="string" calcext:value-type="string">
            <text:p>Year-Month</text:p>
          </table:table-cell>
          <table:table-cell table:style-name="ce18" office:value-type="string" calcext:value-type="string">
            <text:p>Precipitation (cm)</text:p>
          </table:table-cell>
          <table:table-cell table:style-name="ce18" office:value-type="string" calcext:value-type="string">
            <text:p>Temperature (c)</text:p>
          </table:table-cell>
          <table:table-cell table:style-name="ce18" office:value-type="string" calcext:value-type="string">
            <text:p>Height (cm)</text:p>
          </table:table-cell>
          <table:table-cell table:style-name="ce18" office:value-type="string" calcext:value-type="string">
            <text:p>Deer</text:p>
          </table:table-cell>
          <table:table-cell table:style-name="ce21" office:value-type="string" calcext:value-type="string">
            <text:p>Mold Loss (cm)</text:p>
          </table:table-cell>
        </table:table-row>
        <table:table-row table:style-name="ro1">
          <table:table-cell table:number-columns-repeated="8"/>
          <table:table-cell table:style-name="ce15" office:value-type="string" calcext:value-type="string">
            <text:p>2014-0</text:p>
          </table:table-cell>
          <table:table-cell table:style-name="ce19" office:value-type="float" office:value="19.18440156" calcext:value-type="float">
            <text:p>19.18440156</text:p>
          </table:table-cell>
          <table:table-cell table:style-name="ce19" office:value-type="float" office:value="-0.732508888888888" calcext:value-type="float">
            <text:p>-0.732508888888888</text:p>
          </table:table-cell>
          <table:table-cell table:style-name="ce19" office:value-type="float" office:value="9.04753842" calcext:value-type="float">
            <text:p>9.04753842</text:p>
          </table:table-cell>
          <table:table-cell table:style-name="ce19" office:value-type="float" office:value="1" calcext:value-type="float">
            <text:p>1</text:p>
          </table:table-cell>
          <table:table-cell table:style-name="ce22" office:value-type="float" office:value="0.254" calcext:value-type="float">
            <text:p>0.254</text:p>
          </table:table-cell>
        </table:table-row>
        <table:table-row table:style-name="ro1">
          <table:table-cell table:number-columns-repeated="8"/>
          <table:table-cell office:value-type="string" calcext:value-type="string">
            <text:p>2014-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4.62978818" calcext:value-type="float">
            <text:p>24.62978818</text:p>
          </table:table-cell>
          <table:table-cell office:value-type="float" office:value="2" calcext:value-type="float">
            <text:p>2</text:p>
          </table:table-cell>
          <table:table-cell office:value-type="float" office:value="0.90475308" calcext:value-type="float">
            <text:p>0.90475308</text:p>
          </table:table-cell>
        </table:table-row>
        <table:table-row table:style-name="ro1">
          <table:table-cell table:number-columns-repeated="8"/>
          <table:table-cell office:value-type="string" calcext:value-type="string">
            <text:p>2014-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7.42676284" calcext:value-type="float">
            <text:p>37.42676284</text:p>
          </table:table-cell>
          <table:table-cell office:value-type="float" office:value="3" calcext:value-type="float">
            <text:p>3</text:p>
          </table:table-cell>
          <table:table-cell office:value-type="float" office:value="2.46297958" calcext:value-type="float">
            <text:p>2.46297958</text:p>
          </table:table-cell>
        </table:table-row>
        <table:table-row table:style-name="ro1">
          <table:table-cell table:number-columns-repeated="8"/>
          <table:table-cell office:value-type="string" calcext:value-type="string">
            <text:p>2014-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5.32903526" calcext:value-type="float">
            <text:p>35.32903526</text:p>
          </table:table-cell>
          <table:table-cell office:value-type="float" office:value="4" calcext:value-type="float">
            <text:p>4</text:p>
          </table:table-cell>
          <table:table-cell office:value-type="float" office:value="3.7426773" calcext:value-type="float">
            <text:p>3.7426773</text:p>
          </table:table-cell>
        </table:table-row>
        <table:table-row table:style-name="ro1">
          <table:table-cell table:number-columns-repeated="8"/>
          <table:table-cell office:value-type="string" calcext:value-type="string">
            <text:p>2014-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30.05479638" calcext:value-type="float">
            <text:p>30.05479638</text:p>
          </table:table-cell>
          <table:table-cell office:value-type="float" office:value="5" calcext:value-type="float">
            <text:p>5</text:p>
          </table:table-cell>
          <table:table-cell office:value-type="float" office:value="3.53290378" calcext:value-type="float">
            <text:p>3.53290378</text:p>
          </table:table-cell>
        </table:table-row>
        <table:table-row table:style-name="ro1">
          <table:table-cell table:number-columns-repeated="8"/>
          <table:table-cell office:value-type="string" calcext:value-type="string">
            <text:p>2014-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23.4543346" calcext:value-type="float">
            <text:p>23.4543346</text:p>
          </table:table-cell>
          <table:table-cell office:value-type="float" office:value="6" calcext:value-type="float">
            <text:p>6</text:p>
          </table:table-cell>
          <table:table-cell office:value-type="float" office:value="3.0054804" calcext:value-type="float">
            <text:p>3.0054804</text:p>
          </table:table-cell>
        </table:table-row>
        <table:table-row table:style-name="ro1">
          <table:table-cell table:number-columns-repeated="8"/>
          <table:table-cell office:value-type="string" calcext:value-type="string">
            <text:p>2014-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15.58309304" calcext:value-type="float">
            <text:p>15.58309304</text:p>
          </table:table-cell>
          <table:table-cell office:value-type="float" office:value="7" calcext:value-type="float">
            <text:p>7</text:p>
          </table:table-cell>
          <table:table-cell office:value-type="float" office:value="2.34543346" calcext:value-type="float">
            <text:p>2.34543346</text:p>
          </table:table-cell>
        </table:table-row>
        <table:table-row table:style-name="ro1">
          <table:table-cell table:number-columns-repeated="8"/>
          <table:table-cell office:value-type="string" calcext:value-type="string">
            <text:p>2014-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6.4694054" calcext:value-type="float">
            <text:p>6.4694054</text:p>
          </table:table-cell>
          <table:table-cell office:value-type="float" office:value="6" calcext:value-type="float">
            <text:p>6</text:p>
          </table:table-cell>
          <table:table-cell office:value-type="float" office:value="1.55831032" calcext:value-type="float">
            <text:p>1.55831032</text:p>
          </table:table-cell>
        </table:table-row>
        <table:table-row table:style-name="ro1">
          <table:table-cell table:number-columns-repeated="8"/>
          <table:table-cell office:value-type="string" calcext:value-type="string">
            <text:p>2014-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64694054" calcext:value-type="float">
            <text:p>0.64694054</text:p>
          </table:table-cell>
        </table:table-row>
        <table:table-row table:style-name="ro1">
          <table:table-cell table:number-columns-repeated="8"/>
          <table:table-cell office:value-type="string" calcext:value-type="string">
            <text:p>2014-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4-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office:value-type="string" calcext:value-type="string">
            <text:p>2014-11</text:p>
          </table:table-cell>
          <table:table-cell office:value-type="float" office:value="11.29560098" calcext:value-type="float">
            <text:p>11.29560098</text:p>
          </table:table-cell>
          <table:table-cell office:value-type="float" office:value="-0.732510000000001" calcext:value-type="float">
            <text:p>-0.732510000000001</text:p>
          </table:table-cell>
          <table:table-cell office:value-type="float" office:value="5.54309788" calcext:value-type="float">
            <text:p>5.54309788</text:p>
          </table:table-cell>
          <table:table-cell office:value-type="float" office:value="2" calcext:value-type="float">
            <text:p>2</text:p>
          </table:table-cell>
          <table:table-cell office:value-type="float" office:value="0.33425384" calcext:value-type="float">
            <text:p>0.33425384</text:p>
          </table:table-cell>
        </table:table-row>
        <table:table-row table:style-name="ro1">
          <table:table-cell table:number-columns-repeated="8"/>
          <table:table-cell office:value-type="string" calcext:value-type="string">
            <text:p>2015-0</text:p>
          </table:table-cell>
          <table:table-cell office:value-type="float" office:value="19.18440156" calcext:value-type="float">
            <text:p>19.18440156</text:p>
          </table:table-cell>
          <table:table-cell office:value-type="float" office:value="-0.732508888888888" calcext:value-type="float">
            <text:p>-0.732508888888888</text:p>
          </table:table-cell>
          <table:table-cell office:value-type="float" office:value="10.7806363" calcext:value-type="float">
            <text:p>10.7806363</text:p>
          </table:table-cell>
          <table:table-cell office:value-type="float" office:value="2" calcext:value-type="float">
            <text:p>2</text:p>
          </table:table-cell>
          <table:table-cell office:value-type="float" office:value="0.55430928" calcext:value-type="float">
            <text:p>0.55430928</text:p>
          </table:table-cell>
        </table:table-row>
        <table:table-row table:style-name="ro1">
          <table:table-cell table:number-columns-repeated="8"/>
          <table:table-cell office:value-type="string" calcext:value-type="string">
            <text:p>2015-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5.09288606" calcext:value-type="float">
            <text:p>25.09288606</text:p>
          </table:table-cell>
          <table:table-cell office:value-type="float" office:value="3" calcext:value-type="float">
            <text:p>3</text:p>
          </table:table-cell>
          <table:table-cell office:value-type="float" office:value="1.07806236" calcext:value-type="float">
            <text:p>1.07806236</text:p>
          </table:table-cell>
        </table:table-row>
        <table:table-row table:style-name="ro1">
          <table:table-cell table:number-columns-repeated="8"/>
          <table:table-cell office:value-type="string" calcext:value-type="string">
            <text:p>2015-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6.61986326" calcext:value-type="float">
            <text:p>36.61986326</text:p>
          </table:table-cell>
          <table:table-cell office:value-type="float" office:value="4" calcext:value-type="float">
            <text:p>4</text:p>
          </table:table-cell>
          <table:table-cell office:value-type="float" office:value="2.50928886" calcext:value-type="float">
            <text:p>2.50928886</text:p>
          </table:table-cell>
        </table:table-row>
        <table:table-row table:style-name="ro1">
          <table:table-cell table:number-columns-repeated="8"/>
          <table:table-cell office:value-type="string" calcext:value-type="string">
            <text:p>2015-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3.25213568" calcext:value-type="float">
            <text:p>33.25213568</text:p>
          </table:table-cell>
          <table:table-cell office:value-type="float" office:value="5" calcext:value-type="float">
            <text:p>5</text:p>
          </table:table-cell>
          <table:table-cell office:value-type="float" office:value="3.66198658" calcext:value-type="float">
            <text:p>3.66198658</text:p>
          </table:table-cell>
        </table:table-row>
        <table:table-row table:style-name="ro1">
          <table:table-cell table:number-columns-repeated="8"/>
          <table:table-cell office:value-type="string" calcext:value-type="string">
            <text:p>2015-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26.70789426" calcext:value-type="float">
            <text:p>26.70789426</text:p>
          </table:table-cell>
          <table:table-cell office:value-type="float" office:value="6" calcext:value-type="float">
            <text:p>6</text:p>
          </table:table-cell>
          <table:table-cell office:value-type="float" office:value="3.32521306" calcext:value-type="float">
            <text:p>3.32521306</text:p>
          </table:table-cell>
        </table:table-row>
        <table:table-row table:style-name="ro1">
          <table:table-cell table:number-columns-repeated="8"/>
          <table:table-cell office:value-type="string" calcext:value-type="string">
            <text:p>2015-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18.83743502" calcext:value-type="float">
            <text:p>18.83743502</text:p>
          </table:table-cell>
          <table:table-cell office:value-type="float" office:value="7" calcext:value-type="float">
            <text:p>7</text:p>
          </table:table-cell>
          <table:table-cell office:value-type="float" office:value="2.67078968" calcext:value-type="float">
            <text:p>2.67078968</text:p>
          </table:table-cell>
        </table:table-row>
        <table:table-row table:style-name="ro1">
          <table:table-cell table:number-columns-repeated="8"/>
          <table:table-cell office:value-type="string" calcext:value-type="string">
            <text:p>2015-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9.696196" calcext:value-type="float">
            <text:p>9.696196</text:p>
          </table:table-cell>
          <table:table-cell office:value-type="float" office:value="7" calcext:value-type="float">
            <text:p>7</text:p>
          </table:table-cell>
          <table:table-cell office:value-type="float" office:value="1.88374274" calcext:value-type="float">
            <text:p>1.88374274</text:p>
          </table:table-cell>
        </table:table-row>
        <table:table-row table:style-name="ro1">
          <table:table-cell table:number-columns-repeated="8"/>
          <table:table-cell office:value-type="string" calcext:value-type="string">
            <text:p>2015-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0.58250582" calcext:value-type="float">
            <text:p>0.58250582</text:p>
          </table:table-cell>
          <table:table-cell office:value-type="float" office:value="6" calcext:value-type="float">
            <text:p>6</text:p>
          </table:table-cell>
          <table:table-cell office:value-type="float" office:value="0.9696196" calcext:value-type="float">
            <text:p>0.9696196</text:p>
          </table:table-cell>
        </table:table-row>
        <table:table-row table:style-name="ro1">
          <table:table-cell table:number-columns-repeated="8"/>
          <table:table-cell office:value-type="string" calcext:value-type="string">
            <text:p>2015-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05824982" calcext:value-type="float">
            <text:p>0.05824982</text:p>
          </table:table-cell>
        </table:table-row>
        <table:table-row table:style-name="ro1">
          <table:table-cell table:number-columns-repeated="8"/>
          <table:table-cell office:value-type="string" calcext:value-type="string">
            <text:p>2015-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5-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office:value-type="string" calcext:value-type="string">
            <text:p>2015-11</text:p>
          </table:table-cell>
          <table:table-cell office:value-type="float" office:value="11.29560098" calcext:value-type="float">
            <text:p>11.29560098</text:p>
          </table:table-cell>
          <table:table-cell office:value-type="float" office:value="-0.732510000000001" calcext:value-type="float">
            <text:p>-0.732510000000001</text:p>
          </table:table-cell>
          <table:table-cell office:value-type="float" office:value="5.54309788" calcext:value-type="float">
            <text:p>5.54309788</text:p>
          </table:table-cell>
          <table:table-cell office:value-type="float" office:value="2" calcext:value-type="float">
            <text:p>2</text:p>
          </table:table-cell>
          <table:table-cell office:value-type="float" office:value="0.33425384" calcext:value-type="float">
            <text:p>0.33425384</text:p>
          </table:table-cell>
        </table:table-row>
        <table:table-row table:style-name="ro1">
          <table:table-cell table:number-columns-repeated="8"/>
          <table:table-cell office:value-type="string" calcext:value-type="string">
            <text:p>2016-0</text:p>
          </table:table-cell>
          <table:table-cell office:value-type="float" office:value="19.18440156" calcext:value-type="float">
            <text:p>19.18440156</text:p>
          </table:table-cell>
          <table:table-cell office:value-type="float" office:value="-0.732508888888888" calcext:value-type="float">
            <text:p>-0.732508888888888</text:p>
          </table:table-cell>
          <table:table-cell office:value-type="float" office:value="10.7806363" calcext:value-type="float">
            <text:p>10.7806363</text:p>
          </table:table-cell>
          <table:table-cell office:value-type="float" office:value="2" calcext:value-type="float">
            <text:p>2</text:p>
          </table:table-cell>
          <table:table-cell office:value-type="float" office:value="0.55430928" calcext:value-type="float">
            <text:p>0.55430928</text:p>
          </table:table-cell>
        </table:table-row>
        <table:table-row table:style-name="ro1">
          <table:table-cell table:number-columns-repeated="8"/>
          <table:table-cell office:value-type="string" calcext:value-type="string">
            <text:p>2016-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5.09288606" calcext:value-type="float">
            <text:p>25.09288606</text:p>
          </table:table-cell>
          <table:table-cell office:value-type="float" office:value="3" calcext:value-type="float">
            <text:p>3</text:p>
          </table:table-cell>
          <table:table-cell office:value-type="float" office:value="1.07806236" calcext:value-type="float">
            <text:p>1.07806236</text:p>
          </table:table-cell>
        </table:table-row>
        <table:table-row table:style-name="ro1">
          <table:table-cell table:number-columns-repeated="8"/>
          <table:table-cell office:value-type="string" calcext:value-type="string">
            <text:p>2016-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6.61986326" calcext:value-type="float">
            <text:p>36.61986326</text:p>
          </table:table-cell>
          <table:table-cell office:value-type="float" office:value="4" calcext:value-type="float">
            <text:p>4</text:p>
          </table:table-cell>
          <table:table-cell office:value-type="float" office:value="2.50928886" calcext:value-type="float">
            <text:p>2.50928886</text:p>
          </table:table-cell>
        </table:table-row>
        <table:table-row table:style-name="ro1">
          <table:table-cell table:number-columns-repeated="8"/>
          <table:table-cell office:value-type="string" calcext:value-type="string">
            <text:p>2016-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3.25213568" calcext:value-type="float">
            <text:p>33.25213568</text:p>
          </table:table-cell>
          <table:table-cell office:value-type="float" office:value="5" calcext:value-type="float">
            <text:p>5</text:p>
          </table:table-cell>
          <table:table-cell office:value-type="float" office:value="3.66198658" calcext:value-type="float">
            <text:p>3.66198658</text:p>
          </table:table-cell>
        </table:table-row>
        <table:table-row table:style-name="ro1">
          <table:table-cell table:number-columns-repeated="8"/>
          <table:table-cell office:value-type="string" calcext:value-type="string">
            <text:p>2016-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26.70789426" calcext:value-type="float">
            <text:p>26.70789426</text:p>
          </table:table-cell>
          <table:table-cell office:value-type="float" office:value="6" calcext:value-type="float">
            <text:p>6</text:p>
          </table:table-cell>
          <table:table-cell office:value-type="float" office:value="3.32521306" calcext:value-type="float">
            <text:p>3.32521306</text:p>
          </table:table-cell>
        </table:table-row>
        <table:table-row table:style-name="ro1">
          <table:table-cell table:number-columns-repeated="8"/>
          <table:table-cell office:value-type="string" calcext:value-type="string">
            <text:p>2016-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18.83743502" calcext:value-type="float">
            <text:p>18.83743502</text:p>
          </table:table-cell>
          <table:table-cell office:value-type="float" office:value="7" calcext:value-type="float">
            <text:p>7</text:p>
          </table:table-cell>
          <table:table-cell office:value-type="float" office:value="2.67078968" calcext:value-type="float">
            <text:p>2.67078968</text:p>
          </table:table-cell>
        </table:table-row>
        <table:table-row table:style-name="ro1">
          <table:table-cell table:number-columns-repeated="8"/>
          <table:table-cell office:value-type="string" calcext:value-type="string">
            <text:p>2016-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9.696196" calcext:value-type="float">
            <text:p>9.696196</text:p>
          </table:table-cell>
          <table:table-cell office:value-type="float" office:value="7" calcext:value-type="float">
            <text:p>7</text:p>
          </table:table-cell>
          <table:table-cell office:value-type="float" office:value="1.88374274" calcext:value-type="float">
            <text:p>1.88374274</text:p>
          </table:table-cell>
        </table:table-row>
        <table:table-row table:style-name="ro1">
          <table:table-cell table:number-columns-repeated="8"/>
          <table:table-cell office:value-type="string" calcext:value-type="string">
            <text:p>2016-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0.58250582" calcext:value-type="float">
            <text:p>0.58250582</text:p>
          </table:table-cell>
          <table:table-cell office:value-type="float" office:value="6" calcext:value-type="float">
            <text:p>6</text:p>
          </table:table-cell>
          <table:table-cell office:value-type="float" office:value="0.9696196" calcext:value-type="float">
            <text:p>0.9696196</text:p>
          </table:table-cell>
        </table:table-row>
        <table:table-row table:style-name="ro1">
          <table:table-cell table:number-columns-repeated="8"/>
          <table:table-cell office:value-type="string" calcext:value-type="string">
            <text:p>2016-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05824982" calcext:value-type="float">
            <text:p>0.05824982</text:p>
          </table:table-cell>
        </table:table-row>
        <table:table-row table:style-name="ro1">
          <table:table-cell table:number-columns-repeated="8"/>
          <table:table-cell office:value-type="string" calcext:value-type="string">
            <text:p>2016-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6-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office:value-type="string" calcext:value-type="string">
            <text:p>2016-11</text:p>
          </table:table-cell>
          <table:table-cell office:value-type="float" office:value="11.29560098" calcext:value-type="float">
            <text:p>11.29560098</text:p>
          </table:table-cell>
          <table:table-cell office:value-type="float" office:value="-0.732510000000001" calcext:value-type="float">
            <text:p>-0.732510000000001</text:p>
          </table:table-cell>
          <table:table-cell office:value-type="float" office:value="5.54309788" calcext:value-type="float">
            <text:p>5.54309788</text:p>
          </table:table-cell>
          <table:table-cell office:value-type="float" office:value="2" calcext:value-type="float">
            <text:p>2</text:p>
          </table:table-cell>
          <table:table-cell office:value-type="float" office:value="0.33425384" calcext:value-type="float">
            <text:p>0.33425384</text:p>
          </table:table-cell>
        </table:table-row>
        <table:table-row table:style-name="ro1">
          <table:table-cell table:number-columns-repeated="8"/>
          <table:table-cell office:value-type="string" calcext:value-type="string">
            <text:p>2017-0</text:p>
          </table:table-cell>
          <table:table-cell office:value-type="float" office:value="19.18440156" calcext:value-type="float">
            <text:p>19.18440156</text:p>
          </table:table-cell>
          <table:table-cell office:value-type="float" office:value="-0.732508888888888" calcext:value-type="float">
            <text:p>-0.732508888888888</text:p>
          </table:table-cell>
          <table:table-cell office:value-type="float" office:value="10.7806363" calcext:value-type="float">
            <text:p>10.7806363</text:p>
          </table:table-cell>
          <table:table-cell office:value-type="float" office:value="2" calcext:value-type="float">
            <text:p>2</text:p>
          </table:table-cell>
          <table:table-cell office:value-type="float" office:value="0.55430928" calcext:value-type="float">
            <text:p>0.55430928</text:p>
          </table:table-cell>
        </table:table-row>
        <table:table-row table:style-name="ro1">
          <table:table-cell table:number-columns-repeated="8"/>
          <table:table-cell office:value-type="string" calcext:value-type="string">
            <text:p>2017-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5.09288606" calcext:value-type="float">
            <text:p>25.09288606</text:p>
          </table:table-cell>
          <table:table-cell office:value-type="float" office:value="3" calcext:value-type="float">
            <text:p>3</text:p>
          </table:table-cell>
          <table:table-cell office:value-type="float" office:value="1.07806236" calcext:value-type="float">
            <text:p>1.07806236</text:p>
          </table:table-cell>
        </table:table-row>
        <table:table-row table:style-name="ro1">
          <table:table-cell table:number-columns-repeated="8"/>
          <table:table-cell office:value-type="string" calcext:value-type="string">
            <text:p>2017-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6.61986326" calcext:value-type="float">
            <text:p>36.61986326</text:p>
          </table:table-cell>
          <table:table-cell office:value-type="float" office:value="4" calcext:value-type="float">
            <text:p>4</text:p>
          </table:table-cell>
          <table:table-cell office:value-type="float" office:value="2.50928886" calcext:value-type="float">
            <text:p>2.50928886</text:p>
          </table:table-cell>
        </table:table-row>
        <table:table-row table:style-name="ro1">
          <table:table-cell table:number-columns-repeated="8"/>
          <table:table-cell office:value-type="string" calcext:value-type="string">
            <text:p>2017-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3.25213568" calcext:value-type="float">
            <text:p>33.25213568</text:p>
          </table:table-cell>
          <table:table-cell office:value-type="float" office:value="5" calcext:value-type="float">
            <text:p>5</text:p>
          </table:table-cell>
          <table:table-cell office:value-type="float" office:value="3.66198658" calcext:value-type="float">
            <text:p>3.66198658</text:p>
          </table:table-cell>
        </table:table-row>
        <table:table-row table:style-name="ro1">
          <table:table-cell table:number-columns-repeated="8"/>
          <table:table-cell office:value-type="string" calcext:value-type="string">
            <text:p>2017-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26.70789426" calcext:value-type="float">
            <text:p>26.70789426</text:p>
          </table:table-cell>
          <table:table-cell office:value-type="float" office:value="6" calcext:value-type="float">
            <text:p>6</text:p>
          </table:table-cell>
          <table:table-cell office:value-type="float" office:value="3.32521306" calcext:value-type="float">
            <text:p>3.32521306</text:p>
          </table:table-cell>
        </table:table-row>
        <table:table-row table:style-name="ro1">
          <table:table-cell table:number-columns-repeated="8"/>
          <table:table-cell office:value-type="string" calcext:value-type="string">
            <text:p>2017-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18.83743502" calcext:value-type="float">
            <text:p>18.83743502</text:p>
          </table:table-cell>
          <table:table-cell office:value-type="float" office:value="7" calcext:value-type="float">
            <text:p>7</text:p>
          </table:table-cell>
          <table:table-cell office:value-type="float" office:value="2.67078968" calcext:value-type="float">
            <text:p>2.67078968</text:p>
          </table:table-cell>
        </table:table-row>
        <table:table-row table:style-name="ro1">
          <table:table-cell table:number-columns-repeated="8"/>
          <table:table-cell office:value-type="string" calcext:value-type="string">
            <text:p>2017-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9.696196" calcext:value-type="float">
            <text:p>9.696196</text:p>
          </table:table-cell>
          <table:table-cell office:value-type="float" office:value="7" calcext:value-type="float">
            <text:p>7</text:p>
          </table:table-cell>
          <table:table-cell office:value-type="float" office:value="1.88374274" calcext:value-type="float">
            <text:p>1.88374274</text:p>
          </table:table-cell>
        </table:table-row>
        <table:table-row table:style-name="ro1">
          <table:table-cell table:number-columns-repeated="8"/>
          <table:table-cell office:value-type="string" calcext:value-type="string">
            <text:p>2017-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0.58250582" calcext:value-type="float">
            <text:p>0.58250582</text:p>
          </table:table-cell>
          <table:table-cell office:value-type="float" office:value="6" calcext:value-type="float">
            <text:p>6</text:p>
          </table:table-cell>
          <table:table-cell office:value-type="float" office:value="0.9696196" calcext:value-type="float">
            <text:p>0.9696196</text:p>
          </table:table-cell>
        </table:table-row>
        <table:table-row table:style-name="ro1">
          <table:table-cell table:number-columns-repeated="8"/>
          <table:table-cell office:value-type="string" calcext:value-type="string">
            <text:p>2017-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05824982" calcext:value-type="float">
            <text:p>0.05824982</text:p>
          </table:table-cell>
        </table:table-row>
        <table:table-row table:style-name="ro1">
          <table:table-cell table:number-columns-repeated="8"/>
          <table:table-cell office:value-type="string" calcext:value-type="string">
            <text:p>2017-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7-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office:value-type="string" calcext:value-type="string">
            <text:p>2017-11</text:p>
          </table:table-cell>
          <table:table-cell office:value-type="float" office:value="11.29560098" calcext:value-type="float">
            <text:p>11.29560098</text:p>
          </table:table-cell>
          <table:table-cell office:value-type="float" office:value="-0.732510000000001" calcext:value-type="float">
            <text:p>-0.732510000000001</text:p>
          </table:table-cell>
          <table:table-cell office:value-type="float" office:value="5.54309788" calcext:value-type="float">
            <text:p>5.54309788</text:p>
          </table:table-cell>
          <table:table-cell office:value-type="float" office:value="2" calcext:value-type="float">
            <text:p>2</text:p>
          </table:table-cell>
          <table:table-cell office:value-type="float" office:value="0.33425384" calcext:value-type="float">
            <text:p>0.33425384</text:p>
          </table:table-cell>
        </table:table-row>
        <table:table-row table:style-name="ro1">
          <table:table-cell table:number-columns-repeated="8"/>
          <table:table-cell office:value-type="string" calcext:value-type="string">
            <text:p>2018-0</text:p>
          </table:table-cell>
          <table:table-cell office:value-type="float" office:value="19.18440156" calcext:value-type="float">
            <text:p>19.18440156</text:p>
          </table:table-cell>
          <table:table-cell office:value-type="float" office:value="-0.732508888888888" calcext:value-type="float">
            <text:p>-0.732508888888888</text:p>
          </table:table-cell>
          <table:table-cell office:value-type="float" office:value="10.7806363" calcext:value-type="float">
            <text:p>10.7806363</text:p>
          </table:table-cell>
          <table:table-cell office:value-type="float" office:value="2" calcext:value-type="float">
            <text:p>2</text:p>
          </table:table-cell>
          <table:table-cell office:value-type="float" office:value="0.55430928" calcext:value-type="float">
            <text:p>0.55430928</text:p>
          </table:table-cell>
        </table:table-row>
        <table:table-row table:style-name="ro1">
          <table:table-cell table:number-columns-repeated="8"/>
          <table:table-cell office:value-type="string" calcext:value-type="string">
            <text:p>2018-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5.09288606" calcext:value-type="float">
            <text:p>25.09288606</text:p>
          </table:table-cell>
          <table:table-cell office:value-type="float" office:value="3" calcext:value-type="float">
            <text:p>3</text:p>
          </table:table-cell>
          <table:table-cell office:value-type="float" office:value="1.07806236" calcext:value-type="float">
            <text:p>1.07806236</text:p>
          </table:table-cell>
        </table:table-row>
        <table:table-row table:style-name="ro1">
          <table:table-cell table:number-columns-repeated="8"/>
          <table:table-cell office:value-type="string" calcext:value-type="string">
            <text:p>2018-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6.61986326" calcext:value-type="float">
            <text:p>36.61986326</text:p>
          </table:table-cell>
          <table:table-cell office:value-type="float" office:value="4" calcext:value-type="float">
            <text:p>4</text:p>
          </table:table-cell>
          <table:table-cell office:value-type="float" office:value="2.50928886" calcext:value-type="float">
            <text:p>2.50928886</text:p>
          </table:table-cell>
        </table:table-row>
        <table:table-row table:style-name="ro1">
          <table:table-cell table:number-columns-repeated="8"/>
          <table:table-cell office:value-type="string" calcext:value-type="string">
            <text:p>2018-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3.25213568" calcext:value-type="float">
            <text:p>33.25213568</text:p>
          </table:table-cell>
          <table:table-cell office:value-type="float" office:value="5" calcext:value-type="float">
            <text:p>5</text:p>
          </table:table-cell>
          <table:table-cell office:value-type="float" office:value="3.66198658" calcext:value-type="float">
            <text:p>3.66198658</text:p>
          </table:table-cell>
        </table:table-row>
        <table:table-row table:style-name="ro1">
          <table:table-cell table:number-columns-repeated="8"/>
          <table:table-cell office:value-type="string" calcext:value-type="string">
            <text:p>2018-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26.70789426" calcext:value-type="float">
            <text:p>26.70789426</text:p>
          </table:table-cell>
          <table:table-cell office:value-type="float" office:value="6" calcext:value-type="float">
            <text:p>6</text:p>
          </table:table-cell>
          <table:table-cell office:value-type="float" office:value="3.32521306" calcext:value-type="float">
            <text:p>3.32521306</text:p>
          </table:table-cell>
        </table:table-row>
        <table:table-row table:style-name="ro1">
          <table:table-cell table:number-columns-repeated="8"/>
          <table:table-cell office:value-type="string" calcext:value-type="string">
            <text:p>2018-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18.83743502" calcext:value-type="float">
            <text:p>18.83743502</text:p>
          </table:table-cell>
          <table:table-cell office:value-type="float" office:value="7" calcext:value-type="float">
            <text:p>7</text:p>
          </table:table-cell>
          <table:table-cell office:value-type="float" office:value="2.67078968" calcext:value-type="float">
            <text:p>2.67078968</text:p>
          </table:table-cell>
        </table:table-row>
        <table:table-row table:style-name="ro1">
          <table:table-cell table:number-columns-repeated="8"/>
          <table:table-cell office:value-type="string" calcext:value-type="string">
            <text:p>2018-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9.696196" calcext:value-type="float">
            <text:p>9.696196</text:p>
          </table:table-cell>
          <table:table-cell office:value-type="float" office:value="7" calcext:value-type="float">
            <text:p>7</text:p>
          </table:table-cell>
          <table:table-cell office:value-type="float" office:value="1.88374274" calcext:value-type="float">
            <text:p>1.88374274</text:p>
          </table:table-cell>
        </table:table-row>
        <table:table-row table:style-name="ro1">
          <table:table-cell table:number-columns-repeated="8"/>
          <table:table-cell office:value-type="string" calcext:value-type="string">
            <text:p>2018-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0.58250582" calcext:value-type="float">
            <text:p>0.58250582</text:p>
          </table:table-cell>
          <table:table-cell office:value-type="float" office:value="6" calcext:value-type="float">
            <text:p>6</text:p>
          </table:table-cell>
          <table:table-cell office:value-type="float" office:value="0.9696196" calcext:value-type="float">
            <text:p>0.9696196</text:p>
          </table:table-cell>
        </table:table-row>
        <table:table-row table:style-name="ro1">
          <table:table-cell table:number-columns-repeated="8"/>
          <table:table-cell office:value-type="string" calcext:value-type="string">
            <text:p>2018-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05824982" calcext:value-type="float">
            <text:p>0.05824982</text:p>
          </table:table-cell>
        </table:table-row>
        <table:table-row table:style-name="ro1">
          <table:table-cell table:number-columns-repeated="8"/>
          <table:table-cell office:value-type="string" calcext:value-type="string">
            <text:p>2018-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8-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office:value-type="string" calcext:value-type="string">
            <text:p>2018-11</text:p>
          </table:table-cell>
          <table:table-cell office:value-type="float" office:value="11.29560098" calcext:value-type="float">
            <text:p>11.29560098</text:p>
          </table:table-cell>
          <table:table-cell office:value-type="float" office:value="-0.732510000000001" calcext:value-type="float">
            <text:p>-0.732510000000001</text:p>
          </table:table-cell>
          <table:table-cell office:value-type="float" office:value="5.54309788" calcext:value-type="float">
            <text:p>5.54309788</text:p>
          </table:table-cell>
          <table:table-cell office:value-type="float" office:value="2" calcext:value-type="float">
            <text:p>2</text:p>
          </table:table-cell>
          <table:table-cell office:value-type="float" office:value="0.33425384" calcext:value-type="float">
            <text:p>0.33425384</text:p>
          </table:table-cell>
        </table:table-row>
        <table:table-row table:style-name="ro1">
          <table:table-cell table:number-columns-repeated="8"/>
          <table:table-cell office:value-type="string" calcext:value-type="string">
            <text:p>2019-0</text:p>
          </table:table-cell>
          <table:table-cell office:value-type="float" office:value="19.18440156" calcext:value-type="float">
            <text:p>19.18440156</text:p>
          </table:table-cell>
          <table:table-cell office:value-type="float" office:value="-0.732508888888888" calcext:value-type="float">
            <text:p>-0.732508888888888</text:p>
          </table:table-cell>
          <table:table-cell office:value-type="float" office:value="10.7806363" calcext:value-type="float">
            <text:p>10.7806363</text:p>
          </table:table-cell>
          <table:table-cell office:value-type="float" office:value="2" calcext:value-type="float">
            <text:p>2</text:p>
          </table:table-cell>
          <table:table-cell office:value-type="float" office:value="0.55430928" calcext:value-type="float">
            <text:p>0.55430928</text:p>
          </table:table-cell>
        </table:table-row>
        <table:table-row table:style-name="ro1">
          <table:table-cell table:number-columns-repeated="8"/>
          <table:table-cell office:value-type="string" calcext:value-type="string">
            <text:p>2019-1</text:p>
          </table:table-cell>
          <table:table-cell office:value-type="float" office:value="26.0163056" calcext:value-type="float">
            <text:p>26.0163056</text:p>
          </table:table-cell>
          <table:table-cell office:value-type="float" office:value="2.14325777777778" calcext:value-type="float">
            <text:p>2.14325777777778</text:p>
          </table:table-cell>
          <table:table-cell office:value-type="float" office:value="25.09288606" calcext:value-type="float">
            <text:p>25.09288606</text:p>
          </table:table-cell>
          <table:table-cell office:value-type="float" office:value="3" calcext:value-type="float">
            <text:p>3</text:p>
          </table:table-cell>
          <table:table-cell office:value-type="float" office:value="1.07806236" calcext:value-type="float">
            <text:p>1.07806236</text:p>
          </table:table-cell>
        </table:table-row>
        <table:table-row table:style-name="ro1">
          <table:table-cell table:number-columns-repeated="8"/>
          <table:table-cell office:value-type="string" calcext:value-type="string">
            <text:p>2019-2</text:p>
          </table:table-cell>
          <table:table-cell office:value-type="float" office:value="29.9607097" calcext:value-type="float">
            <text:p>29.9607097</text:p>
          </table:table-cell>
          <table:table-cell office:value-type="float" office:value="7.12423333333333" calcext:value-type="float">
            <text:p>7.12423333333333</text:p>
          </table:table-cell>
          <table:table-cell office:value-type="float" office:value="36.61986326" calcext:value-type="float">
            <text:p>36.61986326</text:p>
          </table:table-cell>
          <table:table-cell office:value-type="float" office:value="4" calcext:value-type="float">
            <text:p>4</text:p>
          </table:table-cell>
          <table:table-cell office:value-type="float" office:value="2.50928886" calcext:value-type="float">
            <text:p>2.50928886</text:p>
          </table:table-cell>
        </table:table-row>
        <table:table-row table:style-name="ro1">
          <table:table-cell table:number-columns-repeated="8"/>
          <table:table-cell office:value-type="string" calcext:value-type="string">
            <text:p>2019-3</text:p>
          </table:table-cell>
          <table:table-cell office:value-type="float" office:value="29.9607097" calcext:value-type="float">
            <text:p>29.9607097</text:p>
          </table:table-cell>
          <table:table-cell office:value-type="float" office:value="12.8757666666667" calcext:value-type="float">
            <text:p>12.8757666666667</text:p>
          </table:table-cell>
          <table:table-cell office:value-type="float" office:value="33.25213568" calcext:value-type="float">
            <text:p>33.25213568</text:p>
          </table:table-cell>
          <table:table-cell office:value-type="float" office:value="5" calcext:value-type="float">
            <text:p>5</text:p>
          </table:table-cell>
          <table:table-cell office:value-type="float" office:value="3.66198658" calcext:value-type="float">
            <text:p>3.66198658</text:p>
          </table:table-cell>
        </table:table-row>
        <table:table-row table:style-name="ro1">
          <table:table-cell table:number-columns-repeated="8"/>
          <table:table-cell office:value-type="string" calcext:value-type="string">
            <text:p>2019-4</text:p>
          </table:table-cell>
          <table:table-cell office:value-type="float" office:value="26.0163056" calcext:value-type="float">
            <text:p>26.0163056</text:p>
          </table:table-cell>
          <table:table-cell office:value-type="float" office:value="17.8567422222222" calcext:value-type="float">
            <text:p>17.8567422222222</text:p>
          </table:table-cell>
          <table:table-cell office:value-type="float" office:value="26.70789426" calcext:value-type="float">
            <text:p>26.70789426</text:p>
          </table:table-cell>
          <table:table-cell office:value-type="float" office:value="6" calcext:value-type="float">
            <text:p>6</text:p>
          </table:table-cell>
          <table:table-cell office:value-type="float" office:value="3.32521306" calcext:value-type="float">
            <text:p>3.32521306</text:p>
          </table:table-cell>
        </table:table-row>
        <table:table-row table:style-name="ro1">
          <table:table-cell table:number-columns-repeated="8"/>
          <table:table-cell office:value-type="string" calcext:value-type="string">
            <text:p>2019-5</text:p>
          </table:table-cell>
          <table:table-cell office:value-type="float" office:value="19.1844041" calcext:value-type="float">
            <text:p>19.1844041</text:p>
          </table:table-cell>
          <table:table-cell office:value-type="float" office:value="20.7325111111111" calcext:value-type="float">
            <text:p>20.7325111111111</text:p>
          </table:table-cell>
          <table:table-cell office:value-type="float" office:value="18.83743502" calcext:value-type="float">
            <text:p>18.83743502</text:p>
          </table:table-cell>
          <table:table-cell office:value-type="float" office:value="7" calcext:value-type="float">
            <text:p>7</text:p>
          </table:table-cell>
          <table:table-cell office:value-type="float" office:value="2.67078968" calcext:value-type="float">
            <text:p>2.67078968</text:p>
          </table:table-cell>
        </table:table-row>
        <table:table-row table:style-name="ro1">
          <table:table-cell table:number-columns-repeated="8"/>
          <table:table-cell office:value-type="string" calcext:value-type="string">
            <text:p>2019-6</text:p>
          </table:table-cell>
          <table:table-cell office:value-type="float" office:value="11.2955959" calcext:value-type="float">
            <text:p>11.2955959</text:p>
          </table:table-cell>
          <table:table-cell office:value-type="float" office:value="20.7325111111111" calcext:value-type="float">
            <text:p>20.7325111111111</text:p>
          </table:table-cell>
          <table:table-cell office:value-type="float" office:value="9.696196" calcext:value-type="float">
            <text:p>9.696196</text:p>
          </table:table-cell>
          <table:table-cell office:value-type="float" office:value="7" calcext:value-type="float">
            <text:p>7</text:p>
          </table:table-cell>
          <table:table-cell office:value-type="float" office:value="1.88374274" calcext:value-type="float">
            <text:p>1.88374274</text:p>
          </table:table-cell>
        </table:table-row>
        <table:table-row table:style-name="ro1">
          <table:table-cell table:number-columns-repeated="8"/>
          <table:table-cell office:value-type="string" calcext:value-type="string">
            <text:p>2019-7</text:p>
          </table:table-cell>
          <table:table-cell office:value-type="float" office:value="4.4636944" calcext:value-type="float">
            <text:p>4.4636944</text:p>
          </table:table-cell>
          <table:table-cell office:value-type="float" office:value="17.8567422222222" calcext:value-type="float">
            <text:p>17.8567422222222</text:p>
          </table:table-cell>
          <table:table-cell office:value-type="float" office:value="0.58250582" calcext:value-type="float">
            <text:p>0.58250582</text:p>
          </table:table-cell>
          <table:table-cell office:value-type="float" office:value="6" calcext:value-type="float">
            <text:p>6</text:p>
          </table:table-cell>
          <table:table-cell office:value-type="float" office:value="0.9696196" calcext:value-type="float">
            <text:p>0.9696196</text:p>
          </table:table-cell>
        </table:table-row>
        <table:table-row table:style-name="ro1">
          <table:table-cell table:number-columns-repeated="8"/>
          <table:table-cell office:value-type="string" calcext:value-type="string">
            <text:p>2019-8</text:p>
          </table:table-cell>
          <table:table-cell office:value-type="float" office:value="0.5192903" calcext:value-type="float">
            <text:p>0.5192903</text:p>
          </table:table-cell>
          <table:table-cell office:value-type="float" office:value="12.8757666666667" calcext:value-type="float">
            <text:p>12.8757666666667</text:p>
          </table:table-cell>
          <table:table-cell office:value-type="float" office:value="0" calcext:value-type="float">
            <text:p>0</text:p>
          </table:table-cell>
          <table:table-cell office:value-type="float" office:value="5" calcext:value-type="float">
            <text:p>5</text:p>
          </table:table-cell>
          <table:table-cell office:value-type="float" office:value="0.05824982" calcext:value-type="float">
            <text:p>0.05824982</text:p>
          </table:table-cell>
        </table:table-row>
        <table:table-row table:style-name="ro1">
          <table:table-cell table:number-columns-repeated="8"/>
          <table:table-cell office:value-type="string" calcext:value-type="string">
            <text:p>2019-9</text:p>
          </table:table-cell>
          <table:table-cell office:value-type="float" office:value="0.5192903" calcext:value-type="float">
            <text:p>0.5192903</text:p>
          </table:table-cell>
          <table:table-cell office:value-type="float" office:value="7.12423333333333" calcext:value-type="float">
            <text:p>7.1242333333333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8"/>
          <table:table-cell office:value-type="string" calcext:value-type="string">
            <text:p>2019-10</text:p>
          </table:table-cell>
          <table:table-cell office:value-type="float" office:value="4.46369186" calcext:value-type="float">
            <text:p>4.46369186</text:p>
          </table:table-cell>
          <table:table-cell office:value-type="float" office:value="2.14326" calcext:value-type="float">
            <text:p>2.14326</text:p>
          </table:table-cell>
          <table:table-cell office:value-type="float" office:value="3.34253078" calcext:value-type="float">
            <text:p>3.34253078</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8"/>
          <table:table-cell table:style-name="ce17" office:value-type="string" calcext:value-type="string">
            <text:p>2019-11</text:p>
          </table:table-cell>
          <table:table-cell table:style-name="ce20" office:value-type="float" office:value="11.29560098" calcext:value-type="float">
            <text:p>11.29560098</text:p>
          </table:table-cell>
          <table:table-cell table:style-name="ce20" office:value-type="float" office:value="-0.732510000000001" calcext:value-type="float">
            <text:p>-0.732510000000001</text:p>
          </table:table-cell>
          <table:table-cell table:style-name="ce20" office:value-type="float" office:value="5.54309788" calcext:value-type="float">
            <text:p>5.54309788</text:p>
          </table:table-cell>
          <table:table-cell table:style-name="ce20" office:value-type="float" office:value="2" calcext:value-type="float">
            <text:p>2</text:p>
          </table:table-cell>
          <table:table-cell table:style-name="ce24" office:value-type="float" office:value="0.33425384" calcext:value-type="float">
            <text:p>0.334253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2">00/00/0000</text:date>, <text:time style:data-style-name="N2" text:time-value="20:42:26.1099533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8.947cm" xlink:href="." xlink:type="simple" chart:class="chart:line" chart:style-name="ch1">
        <chart:title svg:x="5.73cm" svg:y="0.514cm" chart:style-name="ch2">
          <text:p>Grainville Simulation</text:p>
        </chart:title>
        <chart:legend chart:legend-position="bottom" svg:x="2.709cm" svg:y="17.632cm" style:legend-expansion="wide" chart:style-name="ch3"/>
        <chart:plot-area chart:style-name="ch4" chart:data-source-has-labels="both" svg:x="1.344cm" svg:y="2.485cm" svg:width="14.017cm" svg:height="13.774cm">
          <chartooo:coordinate-region svg:x="2.306cm" svg:y="2.694cm" svg:width="13.055cm" svg:height="13.358cm"/>
          <chart:axis chart:dimension="x" chart:name="primary-x" chart:style-name="ch5" chartooo:axis-type="auto">
            <chartooo:date-scale/>
            <chart:title svg:x="7.409cm" svg:y="16.637cm" chart:style-name="ch6">
              <text:p>State Values</text:p>
            </chart:title>
            <chart:categories table:cell-range-address="local-table.$A$2:.$A$73"/>
          </chart:axis>
          <chart:axis chart:dimension="y" chart:name="primary-y" chart:style-name="ch5">
            <chart:title svg:x="0.451cm" svg:y="10.256cm" chart:style-name="ch7">
              <text:p>Year-Month</text:p>
            </chart:title>
            <chart:grid chart:style-name="ch8" chart:class="major"/>
          </chart:axis>
          <chart:series chart:style-name="ch9" chart:values-cell-range-address="local-table.$B$2:.$B$73" chart:label-cell-address="local-table.$B$1" chart:class="chart:line">
            <chart:data-point chart:repeated="72"/>
          </chart:series>
          <chart:series chart:style-name="ch10" chart:values-cell-range-address="local-table.$C$2:.$C$73" chart:label-cell-address="local-table.$C$1" chart:class="chart:line">
            <chart:data-point chart:repeated="72"/>
          </chart:series>
          <chart:series chart:style-name="ch11" chart:values-cell-range-address="local-table.$D$2:.$D$73" chart:label-cell-address="local-table.$D$1" chart:class="chart:line">
            <chart:data-point chart:repeated="72"/>
          </chart:series>
          <chart:series chart:style-name="ch12" chart:values-cell-range-address="local-table.$E$2:.$E$73" chart:label-cell-address="local-table.$E$1" chart:class="chart:line">
            <chart:data-point chart:repeated="72"/>
          </chart:series>
          <chart:series chart:style-name="ch13" chart:values-cell-range-address="local-table.$F$2:.$F$73" chart:label-cell-address="local-table.$F$1" chart:class="chart:line">
            <chart:data-point chart:repeated="7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recipitation (cm)</text:p>
              </table:table-cell>
              <table:table-cell office:value-type="string">
                <text:p>Temperature (c)</text:p>
              </table:table-cell>
              <table:table-cell office:value-type="string">
                <text:p>Height (cm)</text:p>
              </table:table-cell>
              <table:table-cell office:value-type="string">
                <text:p>Deer</text:p>
              </table:table-cell>
              <table:table-cell office:value-type="string">
                <text:p>Mold Loss (cm)</text:p>
              </table:table-cell>
            </table:table-row>
          </table:table-header-rows>
          <table:table-rows>
            <table:table-row>
              <table:table-cell office:value-type="string">
                <text:p>2014-0</text:p>
              </table:table-cell>
              <table:table-cell office:value-type="float" office:value="19.18440156">
                <text:p>19.18440156</text:p>
              </table:table-cell>
              <table:table-cell office:value-type="float" office:value="-0.732508888888888">
                <text:p>-0.732508888888888</text:p>
              </table:table-cell>
              <table:table-cell office:value-type="float" office:value="9.04753842">
                <text:p>9.04753842</text:p>
              </table:table-cell>
              <table:table-cell office:value-type="float" office:value="1">
                <text:p>1</text:p>
              </table:table-cell>
              <table:table-cell office:value-type="float" office:value="0.254">
                <text:p>0.254</text:p>
              </table:table-cell>
            </table:table-row>
            <table:table-row>
              <table:table-cell office:value-type="string">
                <text:p>2014-1</text:p>
              </table:table-cell>
              <table:table-cell office:value-type="float" office:value="26.0163056">
                <text:p>26.0163056</text:p>
              </table:table-cell>
              <table:table-cell office:value-type="float" office:value="2.14325777777778">
                <text:p>2.14325777777778</text:p>
              </table:table-cell>
              <table:table-cell office:value-type="float" office:value="24.62978818">
                <text:p>24.62978818</text:p>
              </table:table-cell>
              <table:table-cell office:value-type="float" office:value="2">
                <text:p>2</text:p>
              </table:table-cell>
              <table:table-cell office:value-type="float" office:value="0.90475308">
                <text:p>0.90475308</text:p>
              </table:table-cell>
            </table:table-row>
            <table:table-row>
              <table:table-cell office:value-type="string">
                <text:p>2014-2</text:p>
              </table:table-cell>
              <table:table-cell office:value-type="float" office:value="29.9607097">
                <text:p>29.9607097</text:p>
              </table:table-cell>
              <table:table-cell office:value-type="float" office:value="7.12423333333333">
                <text:p>7.12423333333333</text:p>
              </table:table-cell>
              <table:table-cell office:value-type="float" office:value="37.42676284">
                <text:p>37.42676284</text:p>
              </table:table-cell>
              <table:table-cell office:value-type="float" office:value="3">
                <text:p>3</text:p>
              </table:table-cell>
              <table:table-cell office:value-type="float" office:value="2.46297958">
                <text:p>2.46297958</text:p>
              </table:table-cell>
            </table:table-row>
            <table:table-row>
              <table:table-cell office:value-type="string">
                <text:p>2014-3</text:p>
              </table:table-cell>
              <table:table-cell office:value-type="float" office:value="29.9607097">
                <text:p>29.9607097</text:p>
              </table:table-cell>
              <table:table-cell office:value-type="float" office:value="12.8757666666667">
                <text:p>12.8757666666667</text:p>
              </table:table-cell>
              <table:table-cell office:value-type="float" office:value="35.32903526">
                <text:p>35.32903526</text:p>
              </table:table-cell>
              <table:table-cell office:value-type="float" office:value="4">
                <text:p>4</text:p>
              </table:table-cell>
              <table:table-cell office:value-type="float" office:value="3.7426773">
                <text:p>3.7426773</text:p>
              </table:table-cell>
            </table:table-row>
            <table:table-row>
              <table:table-cell office:value-type="string">
                <text:p>2014-4</text:p>
              </table:table-cell>
              <table:table-cell office:value-type="float" office:value="26.0163056">
                <text:p>26.0163056</text:p>
              </table:table-cell>
              <table:table-cell office:value-type="float" office:value="17.8567422222222">
                <text:p>17.8567422222222</text:p>
              </table:table-cell>
              <table:table-cell office:value-type="float" office:value="30.05479638">
                <text:p>30.05479638</text:p>
              </table:table-cell>
              <table:table-cell office:value-type="float" office:value="5">
                <text:p>5</text:p>
              </table:table-cell>
              <table:table-cell office:value-type="float" office:value="3.53290378">
                <text:p>3.53290378</text:p>
              </table:table-cell>
            </table:table-row>
            <table:table-row>
              <table:table-cell office:value-type="string">
                <text:p>2014-5</text:p>
              </table:table-cell>
              <table:table-cell office:value-type="float" office:value="19.1844041">
                <text:p>19.1844041</text:p>
              </table:table-cell>
              <table:table-cell office:value-type="float" office:value="20.7325111111111">
                <text:p>20.7325111111111</text:p>
              </table:table-cell>
              <table:table-cell office:value-type="float" office:value="23.4543346">
                <text:p>23.4543346</text:p>
              </table:table-cell>
              <table:table-cell office:value-type="float" office:value="6">
                <text:p>6</text:p>
              </table:table-cell>
              <table:table-cell office:value-type="float" office:value="3.0054804">
                <text:p>3.0054804</text:p>
              </table:table-cell>
            </table:table-row>
            <table:table-row>
              <table:table-cell office:value-type="string">
                <text:p>2014-6</text:p>
              </table:table-cell>
              <table:table-cell office:value-type="float" office:value="11.2955959">
                <text:p>11.2955959</text:p>
              </table:table-cell>
              <table:table-cell office:value-type="float" office:value="20.7325111111111">
                <text:p>20.7325111111111</text:p>
              </table:table-cell>
              <table:table-cell office:value-type="float" office:value="15.58309304">
                <text:p>15.58309304</text:p>
              </table:table-cell>
              <table:table-cell office:value-type="float" office:value="7">
                <text:p>7</text:p>
              </table:table-cell>
              <table:table-cell office:value-type="float" office:value="2.34543346">
                <text:p>2.34543346</text:p>
              </table:table-cell>
            </table:table-row>
            <table:table-row>
              <table:table-cell office:value-type="string">
                <text:p>2014-7</text:p>
              </table:table-cell>
              <table:table-cell office:value-type="float" office:value="4.4636944">
                <text:p>4.4636944</text:p>
              </table:table-cell>
              <table:table-cell office:value-type="float" office:value="17.8567422222222">
                <text:p>17.8567422222222</text:p>
              </table:table-cell>
              <table:table-cell office:value-type="float" office:value="6.4694054">
                <text:p>6.4694054</text:p>
              </table:table-cell>
              <table:table-cell office:value-type="float" office:value="6">
                <text:p>6</text:p>
              </table:table-cell>
              <table:table-cell office:value-type="float" office:value="1.55831032">
                <text:p>1.55831032</text:p>
              </table:table-cell>
            </table:table-row>
            <table:table-row>
              <table:table-cell office:value-type="string">
                <text:p>2014-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64694054">
                <text:p>0.64694054</text:p>
              </table:table-cell>
            </table:table-row>
            <table:table-row>
              <table:table-cell office:value-type="string">
                <text:p>2014-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4-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4-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
              <table:table-cell office:value-type="string">
                <text:p>2015-0</text:p>
              </table:table-cell>
              <table:table-cell office:value-type="float" office:value="19.18440156">
                <text:p>19.18440156</text:p>
              </table:table-cell>
              <table:table-cell office:value-type="float" office:value="-0.732508888888888">
                <text:p>-0.732508888888888</text:p>
              </table:table-cell>
              <table:table-cell office:value-type="float" office:value="10.7806363">
                <text:p>10.7806363</text:p>
              </table:table-cell>
              <table:table-cell office:value-type="float" office:value="2">
                <text:p>2</text:p>
              </table:table-cell>
              <table:table-cell office:value-type="float" office:value="0.55430928">
                <text:p>0.55430928</text:p>
              </table:table-cell>
            </table:table-row>
            <table:table-row>
              <table:table-cell office:value-type="string">
                <text:p>2015-1</text:p>
              </table:table-cell>
              <table:table-cell office:value-type="float" office:value="26.0163056">
                <text:p>26.0163056</text:p>
              </table:table-cell>
              <table:table-cell office:value-type="float" office:value="2.14325777777778">
                <text:p>2.14325777777778</text:p>
              </table:table-cell>
              <table:table-cell office:value-type="float" office:value="25.09288606">
                <text:p>25.09288606</text:p>
              </table:table-cell>
              <table:table-cell office:value-type="float" office:value="3">
                <text:p>3</text:p>
              </table:table-cell>
              <table:table-cell office:value-type="float" office:value="1.07806236">
                <text:p>1.07806236</text:p>
              </table:table-cell>
            </table:table-row>
            <table:table-row>
              <table:table-cell office:value-type="string">
                <text:p>2015-2</text:p>
              </table:table-cell>
              <table:table-cell office:value-type="float" office:value="29.9607097">
                <text:p>29.9607097</text:p>
              </table:table-cell>
              <table:table-cell office:value-type="float" office:value="7.12423333333333">
                <text:p>7.12423333333333</text:p>
              </table:table-cell>
              <table:table-cell office:value-type="float" office:value="36.61986326">
                <text:p>36.61986326</text:p>
              </table:table-cell>
              <table:table-cell office:value-type="float" office:value="4">
                <text:p>4</text:p>
              </table:table-cell>
              <table:table-cell office:value-type="float" office:value="2.50928886">
                <text:p>2.50928886</text:p>
              </table:table-cell>
            </table:table-row>
            <table:table-row>
              <table:table-cell office:value-type="string">
                <text:p>2015-3</text:p>
              </table:table-cell>
              <table:table-cell office:value-type="float" office:value="29.9607097">
                <text:p>29.9607097</text:p>
              </table:table-cell>
              <table:table-cell office:value-type="float" office:value="12.8757666666667">
                <text:p>12.8757666666667</text:p>
              </table:table-cell>
              <table:table-cell office:value-type="float" office:value="33.25213568">
                <text:p>33.25213568</text:p>
              </table:table-cell>
              <table:table-cell office:value-type="float" office:value="5">
                <text:p>5</text:p>
              </table:table-cell>
              <table:table-cell office:value-type="float" office:value="3.66198658">
                <text:p>3.66198658</text:p>
              </table:table-cell>
            </table:table-row>
            <table:table-row>
              <table:table-cell office:value-type="string">
                <text:p>2015-4</text:p>
              </table:table-cell>
              <table:table-cell office:value-type="float" office:value="26.0163056">
                <text:p>26.0163056</text:p>
              </table:table-cell>
              <table:table-cell office:value-type="float" office:value="17.8567422222222">
                <text:p>17.8567422222222</text:p>
              </table:table-cell>
              <table:table-cell office:value-type="float" office:value="26.70789426">
                <text:p>26.70789426</text:p>
              </table:table-cell>
              <table:table-cell office:value-type="float" office:value="6">
                <text:p>6</text:p>
              </table:table-cell>
              <table:table-cell office:value-type="float" office:value="3.32521306">
                <text:p>3.32521306</text:p>
              </table:table-cell>
            </table:table-row>
            <table:table-row>
              <table:table-cell office:value-type="string">
                <text:p>2015-5</text:p>
              </table:table-cell>
              <table:table-cell office:value-type="float" office:value="19.1844041">
                <text:p>19.1844041</text:p>
              </table:table-cell>
              <table:table-cell office:value-type="float" office:value="20.7325111111111">
                <text:p>20.7325111111111</text:p>
              </table:table-cell>
              <table:table-cell office:value-type="float" office:value="18.83743502">
                <text:p>18.83743502</text:p>
              </table:table-cell>
              <table:table-cell office:value-type="float" office:value="7">
                <text:p>7</text:p>
              </table:table-cell>
              <table:table-cell office:value-type="float" office:value="2.67078968">
                <text:p>2.67078968</text:p>
              </table:table-cell>
            </table:table-row>
            <table:table-row>
              <table:table-cell office:value-type="string">
                <text:p>2015-6</text:p>
              </table:table-cell>
              <table:table-cell office:value-type="float" office:value="11.2955959">
                <text:p>11.2955959</text:p>
              </table:table-cell>
              <table:table-cell office:value-type="float" office:value="20.7325111111111">
                <text:p>20.7325111111111</text:p>
              </table:table-cell>
              <table:table-cell office:value-type="float" office:value="9.696196">
                <text:p>9.696196</text:p>
              </table:table-cell>
              <table:table-cell office:value-type="float" office:value="7">
                <text:p>7</text:p>
              </table:table-cell>
              <table:table-cell office:value-type="float" office:value="1.88374274">
                <text:p>1.88374274</text:p>
              </table:table-cell>
            </table:table-row>
            <table:table-row>
              <table:table-cell office:value-type="string">
                <text:p>2015-7</text:p>
              </table:table-cell>
              <table:table-cell office:value-type="float" office:value="4.4636944">
                <text:p>4.4636944</text:p>
              </table:table-cell>
              <table:table-cell office:value-type="float" office:value="17.8567422222222">
                <text:p>17.8567422222222</text:p>
              </table:table-cell>
              <table:table-cell office:value-type="float" office:value="0.58250582">
                <text:p>0.58250582</text:p>
              </table:table-cell>
              <table:table-cell office:value-type="float" office:value="6">
                <text:p>6</text:p>
              </table:table-cell>
              <table:table-cell office:value-type="float" office:value="0.9696196">
                <text:p>0.9696196</text:p>
              </table:table-cell>
            </table:table-row>
            <table:table-row>
              <table:table-cell office:value-type="string">
                <text:p>2015-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05824982">
                <text:p>0.05824982</text:p>
              </table:table-cell>
            </table:table-row>
            <table:table-row>
              <table:table-cell office:value-type="string">
                <text:p>2015-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5-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5-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
              <table:table-cell office:value-type="string">
                <text:p>2016-0</text:p>
              </table:table-cell>
              <table:table-cell office:value-type="float" office:value="19.18440156">
                <text:p>19.18440156</text:p>
              </table:table-cell>
              <table:table-cell office:value-type="float" office:value="-0.732508888888888">
                <text:p>-0.732508888888888</text:p>
              </table:table-cell>
              <table:table-cell office:value-type="float" office:value="10.7806363">
                <text:p>10.7806363</text:p>
              </table:table-cell>
              <table:table-cell office:value-type="float" office:value="2">
                <text:p>2</text:p>
              </table:table-cell>
              <table:table-cell office:value-type="float" office:value="0.55430928">
                <text:p>0.55430928</text:p>
              </table:table-cell>
            </table:table-row>
            <table:table-row>
              <table:table-cell office:value-type="string">
                <text:p>2016-1</text:p>
              </table:table-cell>
              <table:table-cell office:value-type="float" office:value="26.0163056">
                <text:p>26.0163056</text:p>
              </table:table-cell>
              <table:table-cell office:value-type="float" office:value="2.14325777777778">
                <text:p>2.14325777777778</text:p>
              </table:table-cell>
              <table:table-cell office:value-type="float" office:value="25.09288606">
                <text:p>25.09288606</text:p>
              </table:table-cell>
              <table:table-cell office:value-type="float" office:value="3">
                <text:p>3</text:p>
              </table:table-cell>
              <table:table-cell office:value-type="float" office:value="1.07806236">
                <text:p>1.07806236</text:p>
              </table:table-cell>
            </table:table-row>
            <table:table-row>
              <table:table-cell office:value-type="string">
                <text:p>2016-2</text:p>
              </table:table-cell>
              <table:table-cell office:value-type="float" office:value="29.9607097">
                <text:p>29.9607097</text:p>
              </table:table-cell>
              <table:table-cell office:value-type="float" office:value="7.12423333333333">
                <text:p>7.12423333333333</text:p>
              </table:table-cell>
              <table:table-cell office:value-type="float" office:value="36.61986326">
                <text:p>36.61986326</text:p>
              </table:table-cell>
              <table:table-cell office:value-type="float" office:value="4">
                <text:p>4</text:p>
              </table:table-cell>
              <table:table-cell office:value-type="float" office:value="2.50928886">
                <text:p>2.50928886</text:p>
              </table:table-cell>
            </table:table-row>
            <table:table-row>
              <table:table-cell office:value-type="string">
                <text:p>2016-3</text:p>
              </table:table-cell>
              <table:table-cell office:value-type="float" office:value="29.9607097">
                <text:p>29.9607097</text:p>
              </table:table-cell>
              <table:table-cell office:value-type="float" office:value="12.8757666666667">
                <text:p>12.8757666666667</text:p>
              </table:table-cell>
              <table:table-cell office:value-type="float" office:value="33.25213568">
                <text:p>33.25213568</text:p>
              </table:table-cell>
              <table:table-cell office:value-type="float" office:value="5">
                <text:p>5</text:p>
              </table:table-cell>
              <table:table-cell office:value-type="float" office:value="3.66198658">
                <text:p>3.66198658</text:p>
              </table:table-cell>
            </table:table-row>
            <table:table-row>
              <table:table-cell office:value-type="string">
                <text:p>2016-4</text:p>
              </table:table-cell>
              <table:table-cell office:value-type="float" office:value="26.0163056">
                <text:p>26.0163056</text:p>
              </table:table-cell>
              <table:table-cell office:value-type="float" office:value="17.8567422222222">
                <text:p>17.8567422222222</text:p>
              </table:table-cell>
              <table:table-cell office:value-type="float" office:value="26.70789426">
                <text:p>26.70789426</text:p>
              </table:table-cell>
              <table:table-cell office:value-type="float" office:value="6">
                <text:p>6</text:p>
              </table:table-cell>
              <table:table-cell office:value-type="float" office:value="3.32521306">
                <text:p>3.32521306</text:p>
              </table:table-cell>
            </table:table-row>
            <table:table-row>
              <table:table-cell office:value-type="string">
                <text:p>2016-5</text:p>
              </table:table-cell>
              <table:table-cell office:value-type="float" office:value="19.1844041">
                <text:p>19.1844041</text:p>
              </table:table-cell>
              <table:table-cell office:value-type="float" office:value="20.7325111111111">
                <text:p>20.7325111111111</text:p>
              </table:table-cell>
              <table:table-cell office:value-type="float" office:value="18.83743502">
                <text:p>18.83743502</text:p>
              </table:table-cell>
              <table:table-cell office:value-type="float" office:value="7">
                <text:p>7</text:p>
              </table:table-cell>
              <table:table-cell office:value-type="float" office:value="2.67078968">
                <text:p>2.67078968</text:p>
              </table:table-cell>
            </table:table-row>
            <table:table-row>
              <table:table-cell office:value-type="string">
                <text:p>2016-6</text:p>
              </table:table-cell>
              <table:table-cell office:value-type="float" office:value="11.2955959">
                <text:p>11.2955959</text:p>
              </table:table-cell>
              <table:table-cell office:value-type="float" office:value="20.7325111111111">
                <text:p>20.7325111111111</text:p>
              </table:table-cell>
              <table:table-cell office:value-type="float" office:value="9.696196">
                <text:p>9.696196</text:p>
              </table:table-cell>
              <table:table-cell office:value-type="float" office:value="7">
                <text:p>7</text:p>
              </table:table-cell>
              <table:table-cell office:value-type="float" office:value="1.88374274">
                <text:p>1.88374274</text:p>
              </table:table-cell>
            </table:table-row>
            <table:table-row>
              <table:table-cell office:value-type="string">
                <text:p>2016-7</text:p>
              </table:table-cell>
              <table:table-cell office:value-type="float" office:value="4.4636944">
                <text:p>4.4636944</text:p>
              </table:table-cell>
              <table:table-cell office:value-type="float" office:value="17.8567422222222">
                <text:p>17.8567422222222</text:p>
              </table:table-cell>
              <table:table-cell office:value-type="float" office:value="0.58250582">
                <text:p>0.58250582</text:p>
              </table:table-cell>
              <table:table-cell office:value-type="float" office:value="6">
                <text:p>6</text:p>
              </table:table-cell>
              <table:table-cell office:value-type="float" office:value="0.9696196">
                <text:p>0.9696196</text:p>
              </table:table-cell>
            </table:table-row>
            <table:table-row>
              <table:table-cell office:value-type="string">
                <text:p>2016-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05824982">
                <text:p>0.05824982</text:p>
              </table:table-cell>
            </table:table-row>
            <table:table-row>
              <table:table-cell office:value-type="string">
                <text:p>2016-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6-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6-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
              <table:table-cell office:value-type="string">
                <text:p>2017-0</text:p>
              </table:table-cell>
              <table:table-cell office:value-type="float" office:value="19.18440156">
                <text:p>19.18440156</text:p>
              </table:table-cell>
              <table:table-cell office:value-type="float" office:value="-0.732508888888888">
                <text:p>-0.732508888888888</text:p>
              </table:table-cell>
              <table:table-cell office:value-type="float" office:value="10.7806363">
                <text:p>10.7806363</text:p>
              </table:table-cell>
              <table:table-cell office:value-type="float" office:value="2">
                <text:p>2</text:p>
              </table:table-cell>
              <table:table-cell office:value-type="float" office:value="0.55430928">
                <text:p>0.55430928</text:p>
              </table:table-cell>
            </table:table-row>
            <table:table-row>
              <table:table-cell office:value-type="string">
                <text:p>2017-1</text:p>
              </table:table-cell>
              <table:table-cell office:value-type="float" office:value="26.0163056">
                <text:p>26.0163056</text:p>
              </table:table-cell>
              <table:table-cell office:value-type="float" office:value="2.14325777777778">
                <text:p>2.14325777777778</text:p>
              </table:table-cell>
              <table:table-cell office:value-type="float" office:value="25.09288606">
                <text:p>25.09288606</text:p>
              </table:table-cell>
              <table:table-cell office:value-type="float" office:value="3">
                <text:p>3</text:p>
              </table:table-cell>
              <table:table-cell office:value-type="float" office:value="1.07806236">
                <text:p>1.07806236</text:p>
              </table:table-cell>
            </table:table-row>
            <table:table-row>
              <table:table-cell office:value-type="string">
                <text:p>2017-2</text:p>
              </table:table-cell>
              <table:table-cell office:value-type="float" office:value="29.9607097">
                <text:p>29.9607097</text:p>
              </table:table-cell>
              <table:table-cell office:value-type="float" office:value="7.12423333333333">
                <text:p>7.12423333333333</text:p>
              </table:table-cell>
              <table:table-cell office:value-type="float" office:value="36.61986326">
                <text:p>36.61986326</text:p>
              </table:table-cell>
              <table:table-cell office:value-type="float" office:value="4">
                <text:p>4</text:p>
              </table:table-cell>
              <table:table-cell office:value-type="float" office:value="2.50928886">
                <text:p>2.50928886</text:p>
              </table:table-cell>
            </table:table-row>
            <table:table-row>
              <table:table-cell office:value-type="string">
                <text:p>2017-3</text:p>
              </table:table-cell>
              <table:table-cell office:value-type="float" office:value="29.9607097">
                <text:p>29.9607097</text:p>
              </table:table-cell>
              <table:table-cell office:value-type="float" office:value="12.8757666666667">
                <text:p>12.8757666666667</text:p>
              </table:table-cell>
              <table:table-cell office:value-type="float" office:value="33.25213568">
                <text:p>33.25213568</text:p>
              </table:table-cell>
              <table:table-cell office:value-type="float" office:value="5">
                <text:p>5</text:p>
              </table:table-cell>
              <table:table-cell office:value-type="float" office:value="3.66198658">
                <text:p>3.66198658</text:p>
              </table:table-cell>
            </table:table-row>
            <table:table-row>
              <table:table-cell office:value-type="string">
                <text:p>2017-4</text:p>
              </table:table-cell>
              <table:table-cell office:value-type="float" office:value="26.0163056">
                <text:p>26.0163056</text:p>
              </table:table-cell>
              <table:table-cell office:value-type="float" office:value="17.8567422222222">
                <text:p>17.8567422222222</text:p>
              </table:table-cell>
              <table:table-cell office:value-type="float" office:value="26.70789426">
                <text:p>26.70789426</text:p>
              </table:table-cell>
              <table:table-cell office:value-type="float" office:value="6">
                <text:p>6</text:p>
              </table:table-cell>
              <table:table-cell office:value-type="float" office:value="3.32521306">
                <text:p>3.32521306</text:p>
              </table:table-cell>
            </table:table-row>
            <table:table-row>
              <table:table-cell office:value-type="string">
                <text:p>2017-5</text:p>
              </table:table-cell>
              <table:table-cell office:value-type="float" office:value="19.1844041">
                <text:p>19.1844041</text:p>
              </table:table-cell>
              <table:table-cell office:value-type="float" office:value="20.7325111111111">
                <text:p>20.7325111111111</text:p>
              </table:table-cell>
              <table:table-cell office:value-type="float" office:value="18.83743502">
                <text:p>18.83743502</text:p>
              </table:table-cell>
              <table:table-cell office:value-type="float" office:value="7">
                <text:p>7</text:p>
              </table:table-cell>
              <table:table-cell office:value-type="float" office:value="2.67078968">
                <text:p>2.67078968</text:p>
              </table:table-cell>
            </table:table-row>
            <table:table-row>
              <table:table-cell office:value-type="string">
                <text:p>2017-6</text:p>
              </table:table-cell>
              <table:table-cell office:value-type="float" office:value="11.2955959">
                <text:p>11.2955959</text:p>
              </table:table-cell>
              <table:table-cell office:value-type="float" office:value="20.7325111111111">
                <text:p>20.7325111111111</text:p>
              </table:table-cell>
              <table:table-cell office:value-type="float" office:value="9.696196">
                <text:p>9.696196</text:p>
              </table:table-cell>
              <table:table-cell office:value-type="float" office:value="7">
                <text:p>7</text:p>
              </table:table-cell>
              <table:table-cell office:value-type="float" office:value="1.88374274">
                <text:p>1.88374274</text:p>
              </table:table-cell>
            </table:table-row>
            <table:table-row>
              <table:table-cell office:value-type="string">
                <text:p>2017-7</text:p>
              </table:table-cell>
              <table:table-cell office:value-type="float" office:value="4.4636944">
                <text:p>4.4636944</text:p>
              </table:table-cell>
              <table:table-cell office:value-type="float" office:value="17.8567422222222">
                <text:p>17.8567422222222</text:p>
              </table:table-cell>
              <table:table-cell office:value-type="float" office:value="0.58250582">
                <text:p>0.58250582</text:p>
              </table:table-cell>
              <table:table-cell office:value-type="float" office:value="6">
                <text:p>6</text:p>
              </table:table-cell>
              <table:table-cell office:value-type="float" office:value="0.9696196">
                <text:p>0.9696196</text:p>
              </table:table-cell>
            </table:table-row>
            <table:table-row>
              <table:table-cell office:value-type="string">
                <text:p>2017-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05824982">
                <text:p>0.05824982</text:p>
              </table:table-cell>
            </table:table-row>
            <table:table-row>
              <table:table-cell office:value-type="string">
                <text:p>2017-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7-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7-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
              <table:table-cell office:value-type="string">
                <text:p>2018-0</text:p>
              </table:table-cell>
              <table:table-cell office:value-type="float" office:value="19.18440156">
                <text:p>19.18440156</text:p>
              </table:table-cell>
              <table:table-cell office:value-type="float" office:value="-0.732508888888888">
                <text:p>-0.732508888888888</text:p>
              </table:table-cell>
              <table:table-cell office:value-type="float" office:value="10.7806363">
                <text:p>10.7806363</text:p>
              </table:table-cell>
              <table:table-cell office:value-type="float" office:value="2">
                <text:p>2</text:p>
              </table:table-cell>
              <table:table-cell office:value-type="float" office:value="0.55430928">
                <text:p>0.55430928</text:p>
              </table:table-cell>
            </table:table-row>
            <table:table-row>
              <table:table-cell office:value-type="string">
                <text:p>2018-1</text:p>
              </table:table-cell>
              <table:table-cell office:value-type="float" office:value="26.0163056">
                <text:p>26.0163056</text:p>
              </table:table-cell>
              <table:table-cell office:value-type="float" office:value="2.14325777777778">
                <text:p>2.14325777777778</text:p>
              </table:table-cell>
              <table:table-cell office:value-type="float" office:value="25.09288606">
                <text:p>25.09288606</text:p>
              </table:table-cell>
              <table:table-cell office:value-type="float" office:value="3">
                <text:p>3</text:p>
              </table:table-cell>
              <table:table-cell office:value-type="float" office:value="1.07806236">
                <text:p>1.07806236</text:p>
              </table:table-cell>
            </table:table-row>
            <table:table-row>
              <table:table-cell office:value-type="string">
                <text:p>2018-2</text:p>
              </table:table-cell>
              <table:table-cell office:value-type="float" office:value="29.9607097">
                <text:p>29.9607097</text:p>
              </table:table-cell>
              <table:table-cell office:value-type="float" office:value="7.12423333333333">
                <text:p>7.12423333333333</text:p>
              </table:table-cell>
              <table:table-cell office:value-type="float" office:value="36.61986326">
                <text:p>36.61986326</text:p>
              </table:table-cell>
              <table:table-cell office:value-type="float" office:value="4">
                <text:p>4</text:p>
              </table:table-cell>
              <table:table-cell office:value-type="float" office:value="2.50928886">
                <text:p>2.50928886</text:p>
              </table:table-cell>
            </table:table-row>
            <table:table-row>
              <table:table-cell office:value-type="string">
                <text:p>2018-3</text:p>
              </table:table-cell>
              <table:table-cell office:value-type="float" office:value="29.9607097">
                <text:p>29.9607097</text:p>
              </table:table-cell>
              <table:table-cell office:value-type="float" office:value="12.8757666666667">
                <text:p>12.8757666666667</text:p>
              </table:table-cell>
              <table:table-cell office:value-type="float" office:value="33.25213568">
                <text:p>33.25213568</text:p>
              </table:table-cell>
              <table:table-cell office:value-type="float" office:value="5">
                <text:p>5</text:p>
              </table:table-cell>
              <table:table-cell office:value-type="float" office:value="3.66198658">
                <text:p>3.66198658</text:p>
              </table:table-cell>
            </table:table-row>
            <table:table-row>
              <table:table-cell office:value-type="string">
                <text:p>2018-4</text:p>
              </table:table-cell>
              <table:table-cell office:value-type="float" office:value="26.0163056">
                <text:p>26.0163056</text:p>
              </table:table-cell>
              <table:table-cell office:value-type="float" office:value="17.8567422222222">
                <text:p>17.8567422222222</text:p>
              </table:table-cell>
              <table:table-cell office:value-type="float" office:value="26.70789426">
                <text:p>26.70789426</text:p>
              </table:table-cell>
              <table:table-cell office:value-type="float" office:value="6">
                <text:p>6</text:p>
              </table:table-cell>
              <table:table-cell office:value-type="float" office:value="3.32521306">
                <text:p>3.32521306</text:p>
              </table:table-cell>
            </table:table-row>
            <table:table-row>
              <table:table-cell office:value-type="string">
                <text:p>2018-5</text:p>
              </table:table-cell>
              <table:table-cell office:value-type="float" office:value="19.1844041">
                <text:p>19.1844041</text:p>
              </table:table-cell>
              <table:table-cell office:value-type="float" office:value="20.7325111111111">
                <text:p>20.7325111111111</text:p>
              </table:table-cell>
              <table:table-cell office:value-type="float" office:value="18.83743502">
                <text:p>18.83743502</text:p>
              </table:table-cell>
              <table:table-cell office:value-type="float" office:value="7">
                <text:p>7</text:p>
              </table:table-cell>
              <table:table-cell office:value-type="float" office:value="2.67078968">
                <text:p>2.67078968</text:p>
              </table:table-cell>
            </table:table-row>
            <table:table-row>
              <table:table-cell office:value-type="string">
                <text:p>2018-6</text:p>
              </table:table-cell>
              <table:table-cell office:value-type="float" office:value="11.2955959">
                <text:p>11.2955959</text:p>
              </table:table-cell>
              <table:table-cell office:value-type="float" office:value="20.7325111111111">
                <text:p>20.7325111111111</text:p>
              </table:table-cell>
              <table:table-cell office:value-type="float" office:value="9.696196">
                <text:p>9.696196</text:p>
              </table:table-cell>
              <table:table-cell office:value-type="float" office:value="7">
                <text:p>7</text:p>
              </table:table-cell>
              <table:table-cell office:value-type="float" office:value="1.88374274">
                <text:p>1.88374274</text:p>
              </table:table-cell>
            </table:table-row>
            <table:table-row>
              <table:table-cell office:value-type="string">
                <text:p>2018-7</text:p>
              </table:table-cell>
              <table:table-cell office:value-type="float" office:value="4.4636944">
                <text:p>4.4636944</text:p>
              </table:table-cell>
              <table:table-cell office:value-type="float" office:value="17.8567422222222">
                <text:p>17.8567422222222</text:p>
              </table:table-cell>
              <table:table-cell office:value-type="float" office:value="0.58250582">
                <text:p>0.58250582</text:p>
              </table:table-cell>
              <table:table-cell office:value-type="float" office:value="6">
                <text:p>6</text:p>
              </table:table-cell>
              <table:table-cell office:value-type="float" office:value="0.9696196">
                <text:p>0.9696196</text:p>
              </table:table-cell>
            </table:table-row>
            <table:table-row>
              <table:table-cell office:value-type="string">
                <text:p>2018-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05824982">
                <text:p>0.05824982</text:p>
              </table:table-cell>
            </table:table-row>
            <table:table-row>
              <table:table-cell office:value-type="string">
                <text:p>2018-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8-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8-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
              <table:table-cell office:value-type="string">
                <text:p>2019-0</text:p>
              </table:table-cell>
              <table:table-cell office:value-type="float" office:value="19.18440156">
                <text:p>19.18440156</text:p>
              </table:table-cell>
              <table:table-cell office:value-type="float" office:value="-0.732508888888888">
                <text:p>-0.732508888888888</text:p>
              </table:table-cell>
              <table:table-cell office:value-type="float" office:value="10.7806363">
                <text:p>10.7806363</text:p>
              </table:table-cell>
              <table:table-cell office:value-type="float" office:value="2">
                <text:p>2</text:p>
              </table:table-cell>
              <table:table-cell office:value-type="float" office:value="0.55430928">
                <text:p>0.55430928</text:p>
              </table:table-cell>
            </table:table-row>
            <table:table-row>
              <table:table-cell office:value-type="string">
                <text:p>2019-1</text:p>
              </table:table-cell>
              <table:table-cell office:value-type="float" office:value="26.0163056">
                <text:p>26.0163056</text:p>
              </table:table-cell>
              <table:table-cell office:value-type="float" office:value="2.14325777777778">
                <text:p>2.14325777777778</text:p>
              </table:table-cell>
              <table:table-cell office:value-type="float" office:value="25.09288606">
                <text:p>25.09288606</text:p>
              </table:table-cell>
              <table:table-cell office:value-type="float" office:value="3">
                <text:p>3</text:p>
              </table:table-cell>
              <table:table-cell office:value-type="float" office:value="1.07806236">
                <text:p>1.07806236</text:p>
              </table:table-cell>
            </table:table-row>
            <table:table-row>
              <table:table-cell office:value-type="string">
                <text:p>2019-2</text:p>
              </table:table-cell>
              <table:table-cell office:value-type="float" office:value="29.9607097">
                <text:p>29.9607097</text:p>
              </table:table-cell>
              <table:table-cell office:value-type="float" office:value="7.12423333333333">
                <text:p>7.12423333333333</text:p>
              </table:table-cell>
              <table:table-cell office:value-type="float" office:value="36.61986326">
                <text:p>36.61986326</text:p>
              </table:table-cell>
              <table:table-cell office:value-type="float" office:value="4">
                <text:p>4</text:p>
              </table:table-cell>
              <table:table-cell office:value-type="float" office:value="2.50928886">
                <text:p>2.50928886</text:p>
              </table:table-cell>
            </table:table-row>
            <table:table-row>
              <table:table-cell office:value-type="string">
                <text:p>2019-3</text:p>
              </table:table-cell>
              <table:table-cell office:value-type="float" office:value="29.9607097">
                <text:p>29.9607097</text:p>
              </table:table-cell>
              <table:table-cell office:value-type="float" office:value="12.8757666666667">
                <text:p>12.8757666666667</text:p>
              </table:table-cell>
              <table:table-cell office:value-type="float" office:value="33.25213568">
                <text:p>33.25213568</text:p>
              </table:table-cell>
              <table:table-cell office:value-type="float" office:value="5">
                <text:p>5</text:p>
              </table:table-cell>
              <table:table-cell office:value-type="float" office:value="3.66198658">
                <text:p>3.66198658</text:p>
              </table:table-cell>
            </table:table-row>
            <table:table-row>
              <table:table-cell office:value-type="string">
                <text:p>2019-4</text:p>
              </table:table-cell>
              <table:table-cell office:value-type="float" office:value="26.0163056">
                <text:p>26.0163056</text:p>
              </table:table-cell>
              <table:table-cell office:value-type="float" office:value="17.8567422222222">
                <text:p>17.8567422222222</text:p>
              </table:table-cell>
              <table:table-cell office:value-type="float" office:value="26.70789426">
                <text:p>26.70789426</text:p>
              </table:table-cell>
              <table:table-cell office:value-type="float" office:value="6">
                <text:p>6</text:p>
              </table:table-cell>
              <table:table-cell office:value-type="float" office:value="3.32521306">
                <text:p>3.32521306</text:p>
              </table:table-cell>
            </table:table-row>
            <table:table-row>
              <table:table-cell office:value-type="string">
                <text:p>2019-5</text:p>
              </table:table-cell>
              <table:table-cell office:value-type="float" office:value="19.1844041">
                <text:p>19.1844041</text:p>
              </table:table-cell>
              <table:table-cell office:value-type="float" office:value="20.7325111111111">
                <text:p>20.7325111111111</text:p>
              </table:table-cell>
              <table:table-cell office:value-type="float" office:value="18.83743502">
                <text:p>18.83743502</text:p>
              </table:table-cell>
              <table:table-cell office:value-type="float" office:value="7">
                <text:p>7</text:p>
              </table:table-cell>
              <table:table-cell office:value-type="float" office:value="2.67078968">
                <text:p>2.67078968</text:p>
              </table:table-cell>
            </table:table-row>
            <table:table-row>
              <table:table-cell office:value-type="string">
                <text:p>2019-6</text:p>
              </table:table-cell>
              <table:table-cell office:value-type="float" office:value="11.2955959">
                <text:p>11.2955959</text:p>
              </table:table-cell>
              <table:table-cell office:value-type="float" office:value="20.7325111111111">
                <text:p>20.7325111111111</text:p>
              </table:table-cell>
              <table:table-cell office:value-type="float" office:value="9.696196">
                <text:p>9.696196</text:p>
              </table:table-cell>
              <table:table-cell office:value-type="float" office:value="7">
                <text:p>7</text:p>
              </table:table-cell>
              <table:table-cell office:value-type="float" office:value="1.88374274">
                <text:p>1.88374274</text:p>
              </table:table-cell>
            </table:table-row>
            <table:table-row>
              <table:table-cell office:value-type="string">
                <text:p>2019-7</text:p>
              </table:table-cell>
              <table:table-cell office:value-type="float" office:value="4.4636944">
                <text:p>4.4636944</text:p>
              </table:table-cell>
              <table:table-cell office:value-type="float" office:value="17.8567422222222">
                <text:p>17.8567422222222</text:p>
              </table:table-cell>
              <table:table-cell office:value-type="float" office:value="0.58250582">
                <text:p>0.58250582</text:p>
              </table:table-cell>
              <table:table-cell office:value-type="float" office:value="6">
                <text:p>6</text:p>
              </table:table-cell>
              <table:table-cell office:value-type="float" office:value="0.9696196">
                <text:p>0.9696196</text:p>
              </table:table-cell>
            </table:table-row>
            <table:table-row>
              <table:table-cell office:value-type="string">
                <text:p>2019-8</text:p>
              </table:table-cell>
              <table:table-cell office:value-type="float" office:value="0.5192903">
                <text:p>0.5192903</text:p>
              </table:table-cell>
              <table:table-cell office:value-type="float" office:value="12.8757666666667">
                <text:p>12.8757666666667</text:p>
              </table:table-cell>
              <table:table-cell office:value-type="float" office:value="0">
                <text:p>0</text:p>
              </table:table-cell>
              <table:table-cell office:value-type="float" office:value="5">
                <text:p>5</text:p>
              </table:table-cell>
              <table:table-cell office:value-type="float" office:value="0.05824982">
                <text:p>0.05824982</text:p>
              </table:table-cell>
            </table:table-row>
            <table:table-row>
              <table:table-cell office:value-type="string">
                <text:p>2019-9</text:p>
              </table:table-cell>
              <table:table-cell office:value-type="float" office:value="0.5192903">
                <text:p>0.5192903</text:p>
              </table:table-cell>
              <table:table-cell office:value-type="float" office:value="7.12423333333333">
                <text:p>7.12423333333333</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2019-10</text:p>
              </table:table-cell>
              <table:table-cell office:value-type="float" office:value="4.46369186">
                <text:p>4.46369186</text:p>
              </table:table-cell>
              <table:table-cell office:value-type="float" office:value="2.14326">
                <text:p>2.14326</text:p>
              </table:table-cell>
              <table:table-cell office:value-type="float" office:value="3.34253078">
                <text:p>3.34253078</text:p>
              </table:table-cell>
              <table:table-cell office:value-type="float" office:value="3">
                <text:p>3</text:p>
              </table:table-cell>
              <table:table-cell office:value-type="float" office:value="0">
                <text:p>0</text:p>
              </table:table-cell>
            </table:table-row>
            <table:table-row>
              <table:table-cell office:value-type="string">
                <text:p>2019-11</text:p>
              </table:table-cell>
              <table:table-cell office:value-type="float" office:value="11.29560098">
                <text:p>11.29560098</text:p>
              </table:table-cell>
              <table:table-cell office:value-type="float" office:value="-0.732510000000001">
                <text:p>-0.732510000000001</text:p>
              </table:table-cell>
              <table:table-cell office:value-type="float" office:value="5.54309788">
                <text:p>5.54309788</text:p>
              </table:table-cell>
              <table:table-cell office:value-type="float" office:value="2">
                <text:p>2</text:p>
              </table:table-cell>
              <table:table-cell office:value-type="float" office:value="0.33425384">
                <text:p>0.334253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